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8">
        <text:h text:style-name="Heading_20_4" text:outline-level="4">Dateien/Ordner umbenennen:</text:h>
        <text:p text:style-name="Textkörper_20_Einrückung_20_Organon">Durch Doppelklick auf ihren Namen können Dateien/Ordner umbenannt werden. Der Text wird mit einer anderen Farbe unterlegt. </text:p>
        <text:p text:style-name="Textkörper_20_Einrückung_20_Organon">Der Projektordner und der Papierkorb können weder umbenannt noch verschoben werde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30" meta:character-count="232"/>
    <dc:date>2014-06-24T09:28:20.42</dc:date>
    <meta:editing-duration>P0D</meta:editing-duration>
    <meta:editing-cycles>1</meta:editing-cycles>
    <meta:generator>OpenOffice/4.1.0$Win32 OpenOffice.org_project/410m18$Build-9764</meta:generator>
  </office:meta>
</office:document-meta>
</file>